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3" style:family="paragraph" style:parent-style-name="Standard">
      <style:paragraph-properties fo:break-before="page"/>
    </style:style>
    <style:style style:name="P4" style:family="paragraph" style:parent-style-name="Standard">
      <style:paragraph-properties fo:margin-left="1.27cm" fo:margin-right="0cm" fo:text-align="justify" style:justify-single-word="false" fo:text-indent="1.27cm" style:auto-text-indent="false"/>
    </style:style>
    <style:style style:name="P5" style:family="paragraph" style:parent-style-name="Standard" style:master-page-name="Standard">
      <style:paragraph-properties fo:text-align="justify" style:justify-single-word="false" style:page-number="auto"/>
    </style:style>
    <style:style style:name="P6" style:family="paragraph" style:parent-style-name="List_20_Paragraph">
      <style:paragraph-properties fo:text-align="justify" style:justify-single-word="false"/>
    </style:style>
    <style:style style:name="P7" style:family="paragraph" style:parent-style-name="List_20_Paragraph" style:list-style-name="WWNum1">
      <style:paragraph-properties fo:text-align="justify" style:justify-single-word="fals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4pt" fo:font-weight="bold" style:font-size-asian="14pt" style:font-weight-asian="bold" style:font-name-complex="Times New Roman1"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CONTENTS</text:span></text:p>
      <text:list xml:id="list2052254692" text:style-name="WWNum1">
        <text:list-item>
          <text:p text:style-name="P7"><text:span text:style-name="T1">Introduction ………………………………………………………………………………2</text:span></text:p>
        </text:list-item>
        <text:list-item>
          <text:p text:style-name="P7"><text:span text:style-name="T1">Account <text:s/>Management…………………………………………………………………….3</text:span></text:p>
        </text:list-item>
      </text:list>
      <text:p text:style-name="P6"><text:span text:style-name="T1">2.1 <text:s/>Register/Unregiste…………………..………..……………………………………….3</text:span></text:p>
      <text:p text:style-name="P6"><text:span text:style-name="T1">2.2 Login/Logoff…………………………………………………………………………..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3">1. Introduction</text:span></text:p>
      <text:p text:style-name="P3"><text:span text:style-name="T3">2. <text:s/>Account management</text:span></text:p>
      <text:p text:style-name="P1"><text:span text:style-name="T1"><text:tab/>When a user starts the ‘Monster Mash’ web based game he will first have to register and <text:s/>login in order to start playing it. When you start the game on the home page you will be able to see two fields that ask for Username/Email and password for login and below them <text:s/>you will be able to see Register and Unregister buttons.</text:span></text:p>
      <text:p text:style-name="P1"><text:span text:style-name="T1"><text:tab/></text:span><text:span text:style-name="T2">2.1 Register/Unregister<text:tab/></text:span></text:p>
      <text:p text:style-name="P4"><text:span text:style-name="T1">The first step you need to make in order to play the game is to create an account. When you click on the ‘Register’ button you will be taken to another page where you will be able to fill in your information. When ready with filling your information at the bottom of the page you will see another ‘Register’ button. Clicking it will send your entered information in the database and will register you if there are no mistakes. </text:span></text:p>
      <text:p text:style-name="P4"><text:span text:style-name="T1">If you don’t like the game or have any other reason to remove your account from it you can press on the ‘Unregister’ button. You will be asked to enter your Username/Email and password and press ‘Unregister’. Before the final step you will be asked if you are sure. Pressing ‘No’ will take you back to the start page of the game, pressing ‘Yes’ will trigger a massage on your screen that you have unregistered.</text:span></text:p>
      <text:p text:style-name="P1"><text:span text:style-name="T1"><text:tab/></text:span><text:span text:style-name="T2">2.2 Login/Logoff</text:span></text:p>
      <text:p text:style-name="P1"><text:span text:style-name="T1"><text:tab/><text:tab/>When you start the game in the browser all you need to login will be to enter your account details into the fields. When your done filling you <text:s/>will press ‘Login’ and you will be taken to your ‘Monster Farm’.</text:span></text:p>
      <text:p text:style-name="P1"><text:span text:style-name="T1"><text:tab/><text:tab/>Once your logged in your account you will be able to see Logoff button at the </text:span><text:span text:style-name="T2">?? TOP RIGHT ??</text:span><text:span text:style-name="T1"> corner of your screen pressing it will immediately take you out of the game and back to the login page of the ‘Monster Mash’ gam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499cm" fo:margin-top="2.499cm" fo:margin-bottom="2.499cm" fo:margin-left="2.499cm" fo:margin-right="2.499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oyko</meta:initial-creator>
    <dc:creator>Stoyko</dc:creator>
    <meta:editing-cycles>4</meta:editing-cycles>
    <meta:creation-date>2012-10-22T13:47:00</meta:creation-date>
    <dc:date>2012-10-22T14:18:00</dc:date>
    <meta:editing-duration>PT31S</meta:editing-duration>
    <meta:generator>LibreOffice/3.5$Linux_x86 LibreOffice_project/350m1$Build-2</meta:generator>
    <meta:document-statistic meta:table-count="0" meta:image-count="0" meta:object-count="0" meta:page-count="3" meta:paragraph-count="14" meta:word-count="321" meta:character-count="1790" meta:non-whitespace-character-count="15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